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officeooo:rsid="0019b87d" officeooo:paragraph-rsid="0019b87d" style:font-name-asian="Arial1" style:font-name-complex="Arial1"/>
    </style:style>
    <style:style style:name="P3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1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2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3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6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7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8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9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0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1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2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3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4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5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6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7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8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9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fo:color="#000000" style:font-name="Arial" fo:background-color="#72bf44" style:font-name-asian="Arial1" style:font-name-complex="Arial1"/>
    </style:style>
    <style:style style:name="P59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2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3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5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6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7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officeooo:rsid="00113770"/>
    </style:style>
    <style:style style:name="T2" style:family="text">
      <style:text-properties officeooo:rsid="001886c4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Core Java: Part 2</text:p>
      <text:p text:style-name="P3">How to import all package?</text:p>
      <text:list xml:id="list1485164977" text:style-name="WWNum17">
        <text:list-item>
          <text:p text:style-name="P10">import java.*;</text:p>
        </text:list-item>
        <text:list-item>
          <text:p text:style-name="P30">include java.lang;</text:p>
        </text:list-item>
        <text:list-item>
          <text:p text:style-name="P59">java.package</text:p>
        </text:list-item>
      </text:list>
      <text:p text:style-name="P1"/>
      <text:p text:style-name="P3">What is the value of "d" after this line of code has been executed?</text:p>
      <text:p text:style-name="P1">double d = Math.round ( 2.5 + Math.random() );</text:p>
      <text:list xml:id="list1567561647" text:style-name="WWNum24">
        <text:list-item>
          <text:p text:style-name="P31">2</text:p>
        </text:list-item>
        <text:list-item>
          <text:p text:style-name="P11">3</text:p>
        </text:list-item>
        <text:list-item>
          <text:p text:style-name="P31">4</text:p>
        </text:list-item>
        <text:list-item>
          <text:p text:style-name="P60">2.5</text:p>
        </text:list-item>
      </text:list>
      <text:p text:style-name="P4"/>
      <text:p text:style-name="P3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2520840215" text:style-name="WWNum19">
        <text:list-item>
          <text:p text:style-name="P32">There is a syntax error on line 1.</text:p>
        </text:list-item>
        <text:list-item>
          <text:p text:style-name="P32">There are syntax errors on lines 1 and 6.</text:p>
        </text:list-item>
        <text:list-item>
          <text:p text:style-name="P32">run infinity time</text:p>
        </text:list-item>
        <text:list-item>
          <text:p text:style-name="P81">There is a syntax error in line 6.</text:p>
        </text:list-item>
      </text:list>
      <text:p text:style-name="P1"/>
      <text:p text:style-name="P3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3111507951" text:style-name="WWNum16">
        <text:list-item>
          <text:p text:style-name="P33">Hellogoodworld</text:p>
        </text:list-item>
        <text:list-item>
          <text:p text:style-name="P33">hellogoodworld</text:p>
        </text:list-item>
        <text:list-item>
          <text:p text:style-name="P12">Hello Goodworld</text:p>
        </text:list-item>
        <text:list-item>
          <text:p text:style-name="P61">GoodWorld</text:p>
        </text:list-item>
      </text:list>
      <text:p text:style-name="P1"/>
      <text:p text:style-name="P3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2123472386" text:style-name="WWNum26">
        <text:list-item>
          <text:p text:style-name="P13">hello</text:p>
        </text:list-item>
        <text:list-item>
          <text:p text:style-name="P34">world</text:p>
        </text:list-item>
        <text:list-item>
          <text:p text:style-name="P34">hello world</text:p>
        </text:list-item>
        <text:list-item>
          <text:p text:style-name="P62">none of the above</text:p>
        </text:list-item>
      </text:list>
      <text:p text:style-name="P1"/>
      <text:p text:style-name="P3">What is the value of the string returned by getValue("DEMOS")</text:p>
      <text:p text:style-name="P1"><text:bookmark-start text:name="__DdeLink__1655_2691492134"/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text:bookmark-end text:name="__DdeLink__1655_2691492134"/></text:p>
      <text:list xml:id="list3498355452" text:style-name="WWNum29">
        <text:list-item>
          <text:p text:style-name="P35"><text:soft-page-break/>DEMOS</text:p>
        </text:list-item>
        <text:list-item>
          <text:p text:style-name="P35">DEMS</text:p>
        </text:list-item>
        <text:list-item>
          <text:p text:style-name="P35">DEM</text:p>
        </text:list-item>
        <text:list-item>
          <text:p text:style-name="P82">EMOS</text:p>
        </text:list-item>
      </text:list>
      <text:p text:style-name="P1"/>
      <text:p text:style-name="P3">Determine the output</text:p>
      <text:p text:style-name="P1">SOP (‘1’+new integer (2) +3);</text:p>
      <text:list xml:id="list3916202623" text:style-name="WWNum11">
        <text:list-item>
          <text:p text:style-name="P14">123</text:p>
        </text:list-item>
        <text:list-item>
          <text:p text:style-name="P36">13</text:p>
        </text:list-item>
        <text:list-item>
          <text:p text:style-name="P36">1</text:p>
        </text:list-item>
        <text:list-item>
          <text:p text:style-name="P63">12</text:p>
        </text:list-item>
      </text:list>
      <text:p text:style-name="P1"/>
      <text:p text:style-name="P3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960304751" text:style-name="WWNum9">
        <text:list-item>
          <text:p text:style-name="P37">Hlloe</text:p>
        </text:list-item>
        <text:list-item>
          <text:p text:style-name="P37">lloeH</text:p>
        </text:list-item>
        <text:list-item>
          <text:p text:style-name="P37">Hello</text:p>
        </text:list-item>
        <text:list-item>
          <text:p text:style-name="P83">olleH</text:p>
        </text:list-item>
      </text:list>
      <text:p text:style-name="P1"/>
      <text:p text:style-name="P3">Write the correct signature of the main method?</text:p>
      <text:list xml:id="list3785622398" text:style-name="WWNum6">
        <text:list-item>
          <text:p text:style-name="P38">public Static void main()</text:p>
        </text:list-item>
        <text:list-item>
          <text:p text:style-name="P15">public Static void main(String args[])</text:p>
        </text:list-item>
        <text:list-item>
          <text:p text:style-name="P64">public Static void main(String ...)</text:p>
        </text:list-item>
      </text:list>
      <text:p text:style-name="P1"/>
      <text:p text:style-name="P3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823792481" text:style-name="WWNum2">
        <text:list-item>
          <text:p text:style-name="P58">class java.<text:span text:style-name="T1">lang.</text:span>object</text:p>
        </text:list-item>
        <text:list-item>
          <text:p text:style-name="P39">class java.lang.object</text:p>
        </text:list-item>
        <text:list-item>
          <text:p text:style-name="P65">none of the above</text:p>
        </text:list-item>
      </text:list>
      <text:p text:style-name="P1"/>
      <text:p text:style-name="P3"><text:soft-page-break/>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4286925791" text:style-name="WWNum15">
        <text:list-item>
          <text:p text:style-name="P40">HelloStopWorld</text:p>
        </text:list-item>
        <text:list-item>
          <text:p text:style-name="P16">Hello Stop World</text:p>
        </text:list-item>
        <text:list-item>
          <text:p text:style-name="P40">HelloStop</text:p>
        </text:list-item>
        <text:list-item>
          <text:p text:style-name="P66">none of the above</text:p>
        </text:list-item>
      </text:list>
      <text:p text:style-name="P1"/>
      <text:p text:style-name="P3">How to declare array of string which one is correct?</text:p>
      <text:list xml:id="list3029855790" text:style-name="WWNum27">
        <text:list-item>
          <text:p text:style-name="P17">string[]s;</text:p>
        </text:list-item>
        <text:list-item>
          <text:p text:style-name="P41">string s[]</text:p>
        </text:list-item>
        <text:list-item>
          <text:p text:style-name="P84">string []s;</text:p>
        </text:list-item>
      </text:list>
      <text:p text:style-name="P1"/>
      <text:p text:style-name="P3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676281741" text:style-name="WWNum28">
        <text:list-item>
          <text:p text:style-name="P18">A@1cde5f</text:p>
        </text:list-item>
        <text:list-item>
          <text:p text:style-name="P42">A a 1cde5f</text:p>
        </text:list-item>
        <text:list-item>
          <text:p text:style-name="P42">A d 1cde5f</text:p>
        </text:list-item>
        <text:list-item>
          <text:p text:style-name="P67">@1cde5f</text:p>
        </text:list-item>
      </text:list>
      <text:p text:style-name="P1"/>
      <text:p text:style-name="P3">What will be the datatype of the no 9.6352</text:p>
      <text:list xml:id="list3293814128" text:style-name="WWNum5">
        <text:list-item>
          <text:p text:style-name="P19">double</text:p>
        </text:list-item>
        <text:list-item>
          <text:p text:style-name="P43">Float</text:p>
        </text:list-item>
        <text:list-item>
          <text:p text:style-name="P68">Double</text:p>
        </text:list-item>
      </text:list>
      <text:p text:style-name="P1"/>
      <text:p text:style-name="P3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1893595236" text:style-name="WWNum21">
        <text:list-item>
          <text:p text:style-name="P20">uvwxyzuvwXYZ</text:p>
        </text:list-item>
        <text:list-item>
          <text:p text:style-name="P44">uvwxyzuv</text:p>
        </text:list-item>
        <text:list-item>
          <text:p text:style-name="P44">uvwxyzXYZ</text:p>
        </text:list-item>
        <text:list-item>
          <text:p text:style-name="P69">uvwxyzuvXYZ</text:p>
        </text:list-item>
      </text:list>
      <text:p text:style-name="P1"/>
      <text:p text:style-name="P3">Determine the output</text:p>
      <text:p text:style-name="P1"><text:bookmark-start text:name="__DdeLink__856_2556198431"/>int i = -1;</text:p>
      <text:p text:style-name="P1">int b = 10;</text:p>
      <text:p text:style-name="P1">int val = b/ i;<text:bookmark-end text:name="__DdeLink__856_2556198431"/></text:p>
      <text:list xml:id="list208979269" text:style-name="WWNum8">
        <text:list-item>
          <text:p text:style-name="P21">-10</text:p>
        </text:list-item>
        <text:list-item>
          <text:p text:style-name="P45">10</text:p>
        </text:list-item>
        <text:list-item>
          <text:p text:style-name="P45">10/1</text:p>
        </text:list-item>
        <text:list-item>
          <text:p text:style-name="P70">error17. </text:p>
        </text:list-item>
      </text:list>
      <text:p text:style-name="P4"/>
      <text:p text:style-name="P7"><text:soft-page-break/>How to inherit both the interface and abstract class ?</text:p>
      <text:list xml:id="list3634809391" text:style-name="WWNum25">
        <text:list-item>
          <text:p text:style-name="P46">class implemts Info,interface</text:p>
        </text:list-item>
        <text:list-item>
          <text:p text:style-name="P22">class xyz extends Info implements interface{ void load}</text:p>
        </text:list-item>
        <text:list-item>
          <text:p text:style-name="P46">class extends Info,interface</text:p>
        </text:list-item>
        <text:list-item>
          <text:p text:style-name="P71">class implements interface</text:p>
        </text:list-item>
      </text:list>
      <text:p text:style-name="P1"/>
      <text:p text:style-name="P1"/>
      <text:p text:style-name="P3">Which operator is used to separate parameters or attributes?</text:p>
      <text:list xml:id="list1739945154" text:style-name="WWNum12">
        <text:list-item>
          <text:p text:style-name="P47">&amp;</text:p>
        </text:list-item>
        <text:list-item>
          <text:p text:style-name="P47">&amp;&amp;</text:p>
        </text:list-item>
        <text:list-item>
          <text:p text:style-name="P72">and</text:p>
          <text:p text:style-name="P72"/>
        </text:list-item>
      </text:list>
      <text:p text:style-name="P1"/>
      <text:p text:style-name="P3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2808848380" text:style-name="WWNum13">
        <text:list-item>
          <text:p text:style-name="P48">ABDCB</text:p>
        </text:list-item>
        <text:list-item>
          <text:p text:style-name="P23">ABDCBDCB</text:p>
        </text:list-item>
        <text:list-item>
          <text:p text:style-name="P48">ABCDBDA</text:p>
        </text:list-item>
        <text:list-item>
          <text:p text:style-name="P73">ABDCBDA</text:p>
        </text:list-item>
      </text:list>
      <text:p text:style-name="P1"/>
      <text:p text:style-name="P1"/>
      <text:p text:style-name="P3"><text:soft-page-break/><text:s/>import java.util.*;</text:p>
      <text:p text:style-name="P3">class Array {</text:p>
      <text:p text:style-name="P3">public static void main(String args[])</text:p>
      <text:p text:style-name="P3">{</text:p>
      <text:p text:style-name="P3">int array[] = new int [5];</text:p>
      <text:p text:style-name="P3">for (int i = 5; i &gt; 0; i--)</text:p>
      <text:p text:style-name="P3">array[5 - i] = i;</text:p>
      <text:p text:style-name="P3">Arrays.sort(array);</text:p>
      <text:p text:style-name="P3">for (int i = 0; i &lt; 5; ++i)</text:p>
      <text:p text:style-name="P3">System.out.print(array[i]);;</text:p>
      <text:p text:style-name="P3">}</text:p>
      <text:p text:style-name="P3">}</text:p>
      <text:list xml:id="list626054458" text:style-name="WWNum7">
        <text:list-item>
          <text:p text:style-name="P24">12345</text:p>
        </text:list-item>
        <text:list-item>
          <text:p text:style-name="P49">54321</text:p>
        </text:list-item>
        <text:list-item>
          <text:p text:style-name="P49">123</text:p>
        </text:list-item>
        <text:list-item>
          <text:p text:style-name="P74">1234</text:p>
        </text:list-item>
      </text:list>
      <text:p text:style-name="P1"/>
      <text:p text:style-name="P3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2960008971" text:style-name="WWNum4">
        <text:list-item>
          <text:p text:style-name="P50">12885</text:p>
        </text:list-item>
        <text:list-item>
          <text:p text:style-name="P50">12845</text:p>
        </text:list-item>
        <text:list-item>
          <text:p text:style-name="P25">58881</text:p>
        </text:list-item>
        <text:list-item>
          <text:p text:style-name="P75"><text:soft-page-break/>54881</text:p>
        </text:list-item>
      </text:list>
      <text:p text:style-name="P1"/>
      <text:p text:style-name="P3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2269492746" text:style-name="WWNum10">
        <text:list-item>
          <text:p text:style-name="P51">Hello</text:p>
        </text:list-item>
        <text:list-item>
          <text:p text:style-name="P51">World</text:p>
        </text:list-item>
        <text:list-item>
          <text:p text:style-name="P51">Helloworld</text:p>
        </text:list-item>
        <text:list-item>
          <text:p text:style-name="P85">Hello World</text:p>
        </text:list-item>
      </text:list>
      <text:p text:style-name="P1">//<text:span text:style-name="T2">space before w</text:span></text:p>
      <text:p text:style-name="P3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1371477943" text:style-name="WWNum22">
        <text:list-item>
          <text:p text:style-name="P52">xello</text:p>
        </text:list-item>
        <text:list-item>
          <text:p text:style-name="P52">xxxxx</text:p>
        </text:list-item>
        <text:list-item>
          <text:p text:style-name="P26">Hxllo</text:p>
        </text:list-item>
        <text:list-item>
          <text:p text:style-name="P76">Hexlo</text:p>
        </text:list-item>
      </text:list>
      <text:p text:style-name="P1"/>
      <text:p text:style-name="P3">Determine the output</text:p>
      <text:p text:style-name="P1"><text:soft-page-break/>import java.io.*;</text:p>
      <text:p text:style-name="P1"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p text:style-name="P2">ans--&gt; <text:span text:style-name="T3">abc</text:span></text:p>
      <text:list xml:id="list675726451" text:style-name="WWNum1">
        <text:list-item>
          <text:p text:style-name="P53">AaBaCa</text:p>
        </text:list-item>
        <text:list-item>
          <text:p text:style-name="P53">ABCaaa</text:p>
        </text:list-item>
        <text:list-item>
          <text:p text:style-name="P53">AaaBaaCaa</text:p>
        </text:list-item>
        <text:list-item>
          <text:p text:style-name="P77">AaBaaCaaa</text:p>
        </text:list-item>
      </text:list>
      <text:p text:style-name="P1"/>
      <text:p text:style-name="P3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<text:soft-page-break/>for (int i = 0; i &lt; 5; ++i)</text:p>
      <text:p text:style-name="P1">{</text:p>
      <text:p text:style-name="P1"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2891382585" text:style-name="WWNum14">
        <text:list-item>
          <text:p text:style-name="P86">a is a lower case Letter</text:p>
        </text:list-item>
      </text:list>
      <text:p text:style-name="P6">is White space character</text:p>
      <text:p text:style-name="P8"><text:s text:c="6"/>b) b is a lower case Letter</text:p>
      <text:p text:style-name="P5">is White space character</text:p>
      <text:p text:style-name="P8"><text:s text:c="6"/>c) a is a lower case Letter</text:p>
      <text:p text:style-name="P5">A is a upper case Letter</text:p>
      <text:p text:style-name="P1"><text:s text:c="6"/>d) a is a lower case Letter</text:p>
      <text:p text:style-name="P5">0 is a digit</text:p>
      <text:p text:style-name="P5"/>
      <text:p text:style-name="P5"/>
      <text:p text:style-name="P3">Which pattern ?</text:p>
      <text:p text:style-name="P1">Public static void main(String args[])</text:p>
      <text:p text:style-name="P1"><text:soft-page-break/>{</text:p>
      <text:p text:style-name="P1">List&lt;string&gt; List = new ArrayList&lt;string&gt;();</text:p>
      <text:p text:style-name="P1"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3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2397673290" text:style-name="WWNum3">
        <text:list-item>
          <text:p text:style-name="P54">42</text:p>
        </text:list-item>
        <text:list-item>
          <text:p text:style-name="P54">420</text:p>
        </text:list-item>
        <text:list-item>
          <text:p text:style-name="P54">462</text:p>
        </text:list-item>
        <text:list-item>
          <text:p text:style-name="P27">42042</text:p>
        </text:list-item>
        <text:list-item>
          <text:p text:style-name="P54">Compilation fails</text:p>
        </text:list-item>
        <text:list-item>
          <text:p text:style-name="P78">An exception is thrown at runtime.</text:p>
        </text:list-item>
      </text:list>
      <text:p text:style-name="P1"/>
      <text:p text:style-name="P1"/>
      <text:p text:style-name="P3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><text:soft-page-break/></text:p>
      <text:list xml:id="list3901064305" text:style-name="WWNum23">
        <text:list-item>
          <text:p text:style-name="P28">final</text:p>
        </text:list-item>
        <text:list-item>
          <text:p text:style-name="P28">static</text:p>
        </text:list-item>
        <text:list-item>
          <text:p text:style-name="P55">native</text:p>
        </text:list-item>
        <text:list-item>
          <text:p text:style-name="P28">public</text:p>
        </text:list-item>
        <text:list-item>
          <text:p text:style-name="P55">private</text:p>
        </text:list-item>
        <text:list-item>
          <text:p text:style-name="P55">abstract</text:p>
        </text:list-item>
        <text:list-item>
          <text:p text:style-name="P79">protected</text:p>
        </text:list-item>
      </text:list>
      <text:p text:style-name="P1"/>
      <text:p text:style-name="P3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728519548" text:style-name="WWNum18">
        <text:list-item>
          <text:p text:style-name="P56">Foo { public int bar() { return 1; }</text:p>
        </text:list-item>
        <text:list-item>
          <text:p text:style-name="P56">new Foo { public int bar() { return 1; }</text:p>
        </text:list-item>
        <text:list-item>
          <text:p text:style-name="P29">new Foo() { public int bar() { return 1; }</text:p>
        </text:list-item>
        <text:list-item>
          <text:p text:style-name="P80">new class Foo { public int bar() { return 1; }</text:p>
        </text:list-item>
      </text:list>
      <text:p text:style-name="P1"/>
      <text:p text:style-name="P3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<text:soft-page-break/>32. System.out.println(cat.noise());</text:p>
      <text:p text:style-name="P1"/>
      <text:list xml:id="list3402119210" text:style-name="WWNum20">
        <text:list-item>
          <text:p text:style-name="P57">peep</text:p>
        </text:list-item>
        <text:list-item>
          <text:p text:style-name="P57">bark</text:p>
        </text:list-item>
        <text:list-item>
          <text:p text:style-name="P57">meow</text:p>
        </text:list-item>
        <text:list-item>
          <text:p text:style-name="P57">Compilation fails</text:p>
        </text:list-item>
        <text:list-item>
          <text:p text:style-name="P87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4T09:35:06.578692665</dc:date>
    <meta:editing-duration>P1DT10H14M39S</meta:editing-duration>
    <meta:editing-cycles>5</meta:editing-cycles>
    <meta:document-statistic meta:table-count="0" meta:image-count="0" meta:object-count="0" meta:page-count="13" meta:paragraph-count="381" meta:word-count="1242" meta:character-count="6621" meta:non-whitespace-character-count="5856"/>
  </office:meta>
</office:document-meta>
</file>